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100000342615DBE7A.png" manifest:media-type="image/png"/>
  <manifest:file-entry manifest:full-path="Pictures/100002010000051200000342A2EE4E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99cm" svg:height="11.5cm" svg:x="1.101cm" svg:y="2.3cm">
          <draw:image xlink:href="Pictures/100002010000051200000342A2EE4E2B.png" xlink:type="simple" xlink:show="embed" xlink:actuate="onLoad">
            <text:p/>
          </draw:image>
        </draw:frame>
        <draw:frame draw:style-name="gr1" draw:text-style-name="P1" draw:layer="layout" svg:width="17.799cm" svg:height="11.216cm" svg:x="1.601cm" svg:y="16.8cm">
          <draw:image xlink:href="Pictures/100002010000051100000342615DBE7A.png" xlink:type="simple" xlink:show="embed" xlink:actuate="onLoad">
            <text:p/>
          </draw:image>
        </draw:frame>
        <draw:frame draw:style-name="gr2" draw:layer="layout" svg:width="11.035cm" svg:height="0.962cm" svg:x="1.7cm" svg:y="1.4cm">
          <draw:text-box>
            <text:p>Below is an image of the main screen</text:p>
          </draw:text-box>
        </draw:frame>
        <draw:line draw:style-name="gr3" draw:text-style-name="P1" draw:layer="layout" svg:x1="3.3cm" svg:y1="13.5cm" svg:x2="4cm" svg:y2="17cm">
          <text:p/>
        </draw:line>
        <draw:frame draw:style-name="gr4" draw:text-style-name="P2" draw:layer="layout" svg:width="10.9cm" svg:height="2.132cm" svg:x="6.2cm" svg:y="14.3cm">
          <draw:text-box>
            <text:p text:style-name="P2"><text:span text:style-name="T1">Clicking on Manage Bookings will present you with the Manage Bookings layout as shown be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06:19.227000000</dc:date>
    <meta:editing-duration>PT2M33S</meta:editing-duration>
    <meta:editing-cycles>1</meta:editing-cycles>
    <meta:document-statistic meta:object-count="5"/>
    <meta:generator>LibreOffice/4.3.2.2$Windows_x86 LibreOffice_project/edfb5295ba211bd31ad47d0bad0118690f76407d</meta:generator>
  </office:meta>
</office:document-meta>
</file>